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.035cm" fo:margin-right="0cm" fo:margin-top="0.173cm" fo:margin-bottom="0cm" loext:contextual-spacing="false" style:line-height-at-least="0.353cm" fo:text-align="start" style:justify-single-word="false" fo:text-indent="0cm" style:auto-text-indent="false"/>
    </style:style>
    <style:style style:name="P2" style:family="paragraph" style:parent-style-name="Default">
      <style:paragraph-properties fo:margin-left="0.035cm" fo:margin-right="0cm" fo:margin-top="0.173cm" fo:margin-bottom="0cm" loext:contextual-spacing="false" style:line-height-at-least="0.353cm" fo:text-align="start" style:justify-single-word="false" fo:text-indent="0cm" style:auto-text-indent="false"/>
      <style:text-properties officeooo:rsid="0015f3ef" officeooo:paragraph-rsid="0015f3ef"/>
    </style:style>
    <style:style style:name="P3" style:family="paragraph" style:parent-style-name="Default">
      <style:paragraph-properties fo:margin-left="0.035cm" fo:margin-right="0cm" fo:margin-top="0.139cm" fo:margin-bottom="0cm" loext:contextual-spacing="false" style:line-height-at-least="0.353cm" fo:text-align="start" style:justify-single-word="false" fo:text-indent="0cm" style:auto-text-indent="false"/>
    </style:style>
    <style:style style:name="P4" style:family="paragraph" style:parent-style-name="Default">
      <style:paragraph-properties fo:margin-left="0.035cm" fo:margin-right="0cm" fo:margin-top="0.139cm" fo:margin-bottom="0cm" loext:contextual-spacing="false" style:line-height-at-least="0.353cm" fo:text-align="start" style:justify-single-word="false" fo:text-indent="0cm" style:auto-text-indent="false"/>
      <style:text-properties officeooo:rsid="0015f3ef" officeooo:paragraph-rsid="0015f3ef"/>
    </style:style>
    <style:style style:name="P5" style:family="paragraph" style:parent-style-name="Default">
      <style:paragraph-properties fo:margin-left="0.035cm" fo:margin-right="0cm" fo:margin-top="0.141cm" fo:margin-bottom="0cm" loext:contextual-spacing="false" style:line-height-at-least="0.353cm" fo:text-align="start" style:justify-single-word="false" fo:text-indent="0cm" style:auto-text-indent="false"/>
    </style:style>
    <style:style style:name="P6" style:family="paragraph" style:parent-style-name="Default">
      <style:paragraph-properties fo:margin-left="0.035cm" fo:margin-right="0cm" fo:margin-top="0.145cm" fo:margin-bottom="0cm" loext:contextual-spacing="false" style:line-height-at-least="0.353cm" fo:text-align="start" style:justify-single-word="false" fo:text-indent="0cm" style:auto-text-indent="false"/>
    </style:style>
    <style:style style:name="P7" style:family="paragraph" style:parent-style-name="Standard">
      <style:text-properties officeooo:rsid="0015f3ef" officeooo:paragraph-rsid="0015f3ef"/>
    </style:style>
    <style:style style:name="P8" style:family="paragraph">
      <style:paragraph-properties fo:text-align="center"/>
    </style:style>
    <style:style style:name="T1" style:family="text">
      <style:text-properties fo:font-size="20pt" fo:letter-spacing="0.053cm" style:font-size-asian="20pt"/>
    </style:style>
    <style:style style:name="T2" style:family="text">
      <style:text-properties fo:font-size="20pt" fo:letter-spacing="-0.042cm" style:font-size-asian="20pt"/>
    </style:style>
    <style:style style:name="T3" style:family="text">
      <style:text-properties fo:font-size="20pt" fo:letter-spacing="0.023cm" style:font-size-asian="20pt"/>
    </style:style>
    <style:style style:name="T4" style:family="text">
      <style:text-properties fo:font-size="20pt" fo:letter-spacing="0.034cm" style:font-size-asian="20pt"/>
    </style:style>
    <style:style style:name="T5" style:family="text">
      <style:text-properties fo:font-size="20pt" fo:letter-spacing="-0.005cm" style:font-size-asian="20pt"/>
    </style:style>
    <style:style style:name="T6" style:family="text">
      <style:text-properties fo:font-size="20pt" fo:letter-spacing="-0.005cm" officeooo:rsid="0015f3ef" style:font-size-asian="20pt"/>
    </style:style>
    <style:style style:name="T7" style:family="text">
      <style:text-properties fo:font-size="20pt" fo:letter-spacing="0.055cm" style:font-size-asian="20pt"/>
    </style:style>
    <style:style style:name="T8" style:family="text">
      <style:text-properties fo:font-size="20pt" fo:letter-spacing="0.018cm" style:font-size-asian="20pt"/>
    </style:style>
    <style:style style:name="T9" style:family="text">
      <style:text-properties fo:font-size="20pt" fo:letter-spacing="0.042cm" style:font-size-asian="20pt"/>
    </style:style>
    <style:style style:name="gr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ork Tasks: (x must be completed before y)</text:span></text:p>
      <text:p text:style-name="P1"><text:span text:style-name="T1">2 1 </text:span><text:span text:style-name="T2">← </text:span><text:span text:style-name="T3">(2 </text:span><text:span text:style-name="T4">before </text:span><text:span text:style-name="T1">1 </text:span><text:span text:style-name="T5">) </text:span><text:span text:style-name="T1">4 3 </text:span><text:span text:style-name="T2">← </text:span><text:span text:style-name="T3">(4 </text:span><text:span text:style-name="T4">before </text:span><text:span text:style-name="T1">3</text:span><text:span text:style-name="T4"> </text:span><text:span text:style-name="T5">)</text:span></text:p>
      <text:p text:style-name="P3"><text:span text:style-name="T7">1 4 </text:span><text:span text:style-name="T2">← </text:span><text:span text:style-name="T3">(1 </text:span><text:span text:style-name="T4">before </text:span><text:span text:style-name="T7">4 </text:span><text:span text:style-name="T5">) </text:span><text:span text:style-name="T7">5 2 </text:span><text:span text:style-name="T2">← </text:span><text:span text:style-name="T3">(5 </text:span><text:span text:style-name="T4">before </text:span><text:span text:style-name="T7">2</text:span><text:span text:style-name="T8"> </text:span><text:span text:style-name="T5">)</text:span></text:p>
      <text:p text:style-name="P5"><text:span text:style-name="T1">2 3 </text:span><text:span text:style-name="T2">← </text:span><text:span text:style-name="T3">(2 </text:span><text:span text:style-name="T4">before </text:span><text:span text:style-name="T1">3 </text:span><text:span text:style-name="T5">) </text:span><text:span text:style-name="T1">5 1 </text:span><text:span text:style-name="T2">← </text:span><text:span text:style-name="T3">(5 </text:span><text:span text:style-name="T4">before </text:span><text:span text:style-name="T1">1</text:span><text:span text:style-name="T4"> </text:span><text:span text:style-name="T5">)</text:span></text:p>
      <text:p text:style-name="P6"><text:span text:style-name="T1">5 6 </text:span><text:span text:style-name="T2">← </text:span><text:span text:style-name="T3">(5 </text:span><text:span text:style-name="T4">before </text:span><text:span text:style-name="T1">6 </text:span><text:span text:style-name="T5">) </text:span><text:span text:style-name="T1">6 3 </text:span><text:span text:style-name="T2">← </text:span><text:span text:style-name="T3">(6 </text:span><text:span text:style-name="T4">before </text:span><text:span text:style-name="T1">3</text:span><text:span text:style-name="T4"> </text:span><text:span text:style-name="T5">)</text:span></text:p>
      <text:p text:style-name="P3"><text:span text:style-name="T1">2 4 </text:span><text:span text:style-name="T2">← </text:span><text:span text:style-name="T3">(2 </text:span><text:span text:style-name="T4">before </text:span><text:span text:style-name="T1">4 </text:span><text:span text:style-name="T5">) </text:span><text:span text:style-name="T1">6 2 </text:span><text:span text:style-name="T2">← </text:span><text:span text:style-name="T3">(6 </text:span><text:span text:style-name="T4">before </text:span><text:span text:style-name="T1">2</text:span><text:span text:style-name="T9"> </text:span><text:span text:style-name="T5">)</text:span></text:p>
      <text:p text:style-name="P3"><text:span text:style-name="T5"/></text:p>
      <text:p text:style-name="P3"><text:span text:style-name="T5"/></text:p>
      <text:p text:style-name="P3"><draw:line text:anchor-type="paragraph" draw:z-index="0" draw:name="Shape4" draw:style-name="gr1" draw:text-style-name="P8" svg:x1="3.145cm" svg:y1="0.54cm" svg:x2="6.241cm" svg:y2="0.54cm"><text:p/></draw:line><draw:line text:anchor-type="paragraph" draw:z-index="1" draw:name="Shape5" draw:style-name="gr1" draw:text-style-name="P8" svg:x1="8.913cm" svg:y1="1.942cm" svg:x2="7.034cm" svg:y2="0.857cm"><text:p/></draw:line><draw:line text:anchor-type="paragraph" draw:z-index="5" draw:name="Shape9" draw:style-name="gr1" draw:text-style-name="P8" svg:x1="3.145cm" svg:y1="0.857cm" svg:x2="8.463cm" svg:y2="2.286cm"><text:p/></draw:line><text:span text:style-name="T5"><text:tab/><text:tab/></text:span><text:span text:style-name="T6">2<text:tab/><text:tab/><text:tab/>4</text:span></text:p>
      <text:p text:style-name="P3"><draw:line text:anchor-type="paragraph" draw:z-index="2" draw:name="Shape6" draw:style-name="gr1" draw:text-style-name="P8" svg:x1="6.558cm" svg:y1="0.198cm" svg:x2="6.558cm" svg:y2="2.817cm"><text:p/></draw:line><draw:line text:anchor-type="paragraph" draw:z-index="4" draw:name="Shape8" draw:style-name="gr1" draw:text-style-name="P8" svg:x1="2.748cm" svg:y1="2.764cm" svg:x2="2.748cm" svg:y2="0.092cm"><text:p/></draw:line><draw:line text:anchor-type="paragraph" draw:z-index="6" draw:name="Shape10" draw:style-name="gr1" draw:text-style-name="P8" svg:x1="3.145cm" svg:y1="0.145cm" svg:x2="6.346cm" svg:y2="3.055cm"><text:p/></draw:line><draw:line text:anchor-type="paragraph" draw:z-index="7" draw:name="Shape1" draw:style-name="gr1" draw:text-style-name="P8" svg:x1="0.658cm" svg:y1="1.229cm" svg:x2="2.378cm" svg:y2="0.012cm"><text:p/></draw:line><text:span text:style-name="T5"/></text:p>
      <text:p text:style-name="P4"><draw:line text:anchor-type="paragraph" draw:z-index="8" draw:name="Shape2" draw:style-name="gr1" draw:text-style-name="P8" svg:x1="0.499cm" svg:y1="0.834cm" svg:x2="2.219cm" svg:y2="2.157cm"><text:p/></draw:line><draw:line text:anchor-type="paragraph" draw:z-index="9" draw:name="Shape3" draw:style-name="gr1" draw:text-style-name="P8" svg:x1="0.817cm" svg:y1="0.57cm" svg:x2="8.622cm" svg:y2="0.676cm"><text:p/></draw:line><text:span text:style-name="T5">5<text:tab/><text:tab/><text:tab/><text:tab/><text:tab/><text:tab/><text:tab/>1</text:span></text:p>
      <text:p text:style-name="P4"><text:span text:style-name="T5"/></text:p>
      <text:p text:style-name="P4"><draw:line text:anchor-type="paragraph" draw:z-index="3" draw:name="Shape7" draw:style-name="gr1" draw:text-style-name="P8" svg:x1="3.436cm" svg:y1="0.52cm" svg:x2="6.135cm" svg:y2="0.573cm"><text:p/></draw:line><text:span text:style-name="T5"><text:tab/><text:tab/>6<text:tab/><text:tab/><text:tab/>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4T11:54:16.453000000</meta:creation-date>
    <dc:date>2022-09-14T12:01:31.293000000</dc:date>
    <meta:editing-duration>PT7M15S</meta:editing-duration>
    <meta:editing-cycles>1</meta:editing-cycles>
    <meta:document-statistic meta:table-count="0" meta:image-count="0" meta:object-count="0" meta:page-count="1" meta:paragraph-count="9" meta:word-count="84" meta:character-count="260" meta:non-whitespace-character-count="171"/>
    <meta:generator>LibreOffice/6.4.0.3$Windows_X86_64 LibreOffice_project/b0a288ab3d2d4774cb44b62f04d5d28733ac6df8</meta:generator>
  </office:meta>
</office:document-meta>
</file>